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margin-top="0cm" fo:margin-bottom="0cm" style:contextual-spacing="false" fo:line-height="200%"/>
    </style:style>
    <style:style style:name="P3" style:family="paragraph" style:parent-style-name="Text_20_body">
      <style:paragraph-properties fo:margin-top="0cm" fo:margin-bottom="0cm" style:contextual-spacing="false" fo:line-height="200%"/>
    </style:style>
    <style:style style:name="P4" style:family="paragraph" style:parent-style-name="Text_20_body" style:list-style-name="L1">
      <style:paragraph-properties fo:margin-top="0cm" fo:margin-bottom="0cm" style:contextual-spacing="false" fo:line-height="2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 a manuscript-based thesis:</text:p>
      <text:list text:style-name="L1">
        <text:list-item>
          <text:p text:style-name="P4">Each chapter represents a full manuscript identical to the published or submitted version (except for font/size). </text:p>
        </text:list-item>
        <text:list-item>
          <text:p text:style-name="P4">The chapter includes the full manuscript in its entirety (including the reference list and diagram/figure list)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minique Caron</meta:initial-creator>
    <meta:creation-date>2024-02-05T13:45:02.390236864</meta:creation-date>
    <meta:generator>LibreOffice/7.6.4.1$Linux_X86_64 LibreOffice_project/60$Build-1</meta:generator>
    <dc:date>2024-02-05T14:05:32.469013993</dc:date>
    <dc:creator>Dominique Caron</dc:creator>
    <meta:editing-duration>PT43S</meta:editing-duration>
    <meta:editing-cycles>3</meta:editing-cycles>
    <meta:document-statistic meta:table-count="0" meta:image-count="0" meta:object-count="0" meta:page-count="1" meta:paragraph-count="3" meta:word-count="38" meta:character-count="257" meta:non-whitespace-character-count="223"/>
  </office:meta>
</office:document-meta>
</file>